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56800" calcext:value-type="float">
            <text:p>156800</text:p>
          </table:table-cell>
          <table:table-cell/>
          <table:table-cell table:formula="of:=[.M5]+60000" office:value-type="float" office:value="225000" calcext:value-type="float">
            <text:p>225000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65000" calcext:value-type="float">
            <text:p>165000</text:p>
          </table:table-cell>
          <table:table-cell/>
          <table:table-cell table:style-name="ce2" table:formula="of:=[.K31]-[.O4]" office:value-type="float" office:value="-13500" calcext:value-type="float">
            <text:p>-135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8200" calcext:value-type="float">
            <text:p>8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string" calcext:value-type="string">
            <text:p>9400+41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27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 office:value-type="string" calcext:value-type="string">
            <text:p>(card)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number-columns-repeated="3"/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11500" calcext:value-type="float">
            <text:p>211500</text:p>
          </table:table-cell>
          <table:table-cell table:number-columns-repeated="4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6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2" table:formula="of:=SUM([.B91:.F91])" office:value-type="float" office:value="22900" calcext:value-type="float">
            <text:p>229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D118])" office:value-type="float" office:value="930" calcext:value-type="float">
            <text:p>93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930" calcext:value-type="float">
            <text:p>93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];[.D118];[.E118];[.F118])" office:value-type="float" office:value="580" calcext:value-type="float">
            <text:p>58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930" calcext:value-type="float">
            <text:p>930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B118:.F118])" office:value-type="float" office:value="930" calcext:value-type="float">
            <text:p>93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C118:.F118])" office:value-type="float" office:value="350" calcext:value-type="float">
            <text:p>35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930" calcext:value-type="float">
            <text:p>93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F118])" office:value-type="float" office:value="930" calcext:value-type="float">
            <text:p>93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930" calcext:value-type="float">
            <text:p>93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930" calcext:value-type="float">
            <text:p>93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930" calcext:value-type="float">
            <text:p>93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930" calcext:value-type="float">
            <text:p>93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930" calcext:value-type="float">
            <text:p>93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930" calcext:value-type="float">
            <text:p>93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930" calcext:value-type="float">
            <text:p>93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930" calcext:value-type="float">
            <text:p>93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930" calcext:value-type="float">
            <text:p>93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930" calcext:value-type="float">
            <text:p>93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930" calcext:value-type="float">
            <text:p>93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930" calcext:value-type="float">
            <text:p>93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C118];[.E118])" office:value-type="float" office:value="930" calcext:value-type="float">
            <text:p>93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E118])" office:value-type="float" office:value="930" calcext:value-type="float">
            <text:p>93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930" calcext:value-type="float">
            <text:p>93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930" calcext:value-type="float">
            <text:p>930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8" table:formula="of:=SUM([.B118:.F118])" office:value-type="float" office:value="930" calcext:value-type="float">
            <text:p>93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formula="of:=SUM([.B118:.F118])" office:value-type="float" office:value="930" calcext:value-type="float">
            <text:p>930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23250" calcext:value-type="float">
            <text:p>23250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24" office:value-type="date" office:date-value="2016-01-08" calcext:value-type="date">
            <text:p>01/08/16</text:p>
          </table:table-cell>
          <table:table-cell table:number-columns-repeated="5"/>
          <table:table-cell table:style-name="ce2" table:formula="of:=SUM([.B121:.F121]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:.F148])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];[.C148];[.F148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8"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formula="of:=SUM([.B148:.F148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ce2" table:formula="of:=SUM([.H123:.H148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10:16:23.324813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30T11:03:33.163633400</dc:date>
    <meta:editing-duration>P9DT13H4M46S</meta:editing-duration>
    <meta:editing-cycles>2989</meta:editing-cycles>
    <meta:generator>LibreOffice/4.2.8.2$Linux_X86_64 LibreOffice_project/420m0$Build-2</meta:generator>
    <meta:document-statistic meta:table-count="17" meta:cell-count="7967" meta:object-count="0"/>
  </office:meta>
</office:document-meta>
</file>